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12.815cm" fo:break-before="auto" style:use-optimal-row-height="true"/>
    </style:style>
    <style:style style:name="ro29" style:family="table-row">
      <style:table-row-properties style:row-height="3.052cm" fo:break-before="auto" style:use-optimal-row-height="false"/>
    </style:style>
    <style:style style:name="ro30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9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9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9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00/00/00</text:date>, <text:time style:data-style-name="N2" text:time-value="09:38:07.08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19T09:40:44.414000000</dc:date>
    <meta:editing-duration>P9DT13H41M24S</meta:editing-duration>
    <meta:editing-cycles>565</meta:editing-cycles>
    <meta:generator>LibreOffice/24.2.3.2$Windows_x86 LibreOffice_project/433d9c2ded56988e8a90e6b2e771ee4e6a5ab2ba</meta:generator>
    <meta:document-statistic meta:table-count="15" meta:cell-count="528" meta:object-count="1"/>
  </office:meta>
</office:document-meta>
</file>